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ffffff" style:font-name="Helvetica" fo:font-size="8pt" style:font-size-asian="8pt" style:font-size-complex="8pt"/>
    </style:style>
    <style:style style:name="P17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9" style:family="paragraph">
      <style:text-properties style:font-name="Helvetica" fo:font-size="8pt" style:font-size-asian="8pt" style:font-size-complex="8pt"/>
    </style:style>
    <style:style style:name="P20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2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7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28" style:family="paragraph">
      <style:paragraph-properties fo:text-align="center"/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ffffff" style:font-name="Helvetica" fo:font-size="8pt" style:font-size-asian="8pt" style:font-size-complex="8pt"/>
    </style:style>
    <style:style style:name="T12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4" style:family="text">
      <style:text-properties style:font-name="Helvetica" fo:font-size="8pt" style:font-size-asian="8pt" style:font-size-complex="8pt"/>
    </style:style>
    <style:style style:name="T15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7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22" style:family="text">
      <style:text-properties fo:color="#3399ff" style:font-name="Helvetica" fo:font-size="9pt" fo:font-weight="bold" style:font-size-asian="9pt" style:font-weight-asian="bold" style:font-size-complex="9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602in" style:run-through="foreground"/>
    </style:style>
    <style:style style:name="gr7" style:family="graphic">
      <style:graphic-properties draw:stroke="none" svg:stroke-color="#000000" draw:fill="none" draw:fill-color="#ffffff" fo:min-height="0.1398in" style:run-through="foreground"/>
    </style:style>
    <style:style style:name="gr8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1" style:family="graphic">
      <style:graphic-properties draw:stroke="none" svg:stroke-color="#000000" draw:fill="none" draw:fill-color="#ffffff" fo:min-height="0.1575in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3333" fo:min-height="0.0709in" style:run-through="foreground"/>
    </style:style>
    <style:style style:name="gr14" style:family="graphic">
      <style:graphic-properties draw:stroke="none" svg:stroke-color="#000000" draw:fill="none" draw:fill-color="#ffff99" fo:min-height="0.0709in" style:run-through="foreground"/>
    </style:style>
    <style:style style:name="gr15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16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17" style:family="graphic">
      <style:graphic-properties draw:stroke="none" svg:stroke-color="#000000" draw:fill="none" draw:fill-color="#ffffff" fo:min-height="0.1335in" style:run-through="foreground"/>
    </style:style>
    <style:style style:name="gr18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5"><draw:frame draw:style-name="gr6" draw:text-style-name="P10" svg:width="1.174in" svg:height="0.2787in" svg:x="0.0906in" svg:y="1.5307in"><draw:text-box><text:p text:style-name="P3"><text:span text:style-name="T6">5.67</text:span></text:p></draw:text-box></draw:frame><draw:frame draw:style-name="gr7" draw:text-style-name="P11" svg:width="0.7315in" svg:height="0.1398in" svg:x="0.5642in" svg:y="1.3508in"><draw:text-box><text:p text:style-name="P3"><text:span text:style-name="T7">ft/min</text:span></text:p></draw:text-box></draw:frame><draw:frame draw:style-name="gr7" draw:text-style-name="P12" svg:width="1.237in" svg:height="0.1398in" svg:x="0.0744in" svg:y="1.1382in"><draw:text-box><text:p text:style-name="P3"><text:span text:style-name="T8">Avg. Total ROP</text:span></text:p></draw:text-box></draw:frame></draw:g><draw:g text:anchor-type="paragraph" draw:z-index="8" draw:style-name="gr5"><draw:frame draw:style-name="gr6" draw:text-style-name="P13" svg:width="1.1976in" svg:height="0.2787in" svg:x="1.4043in" svg:y="1.5307in"><draw:text-box><text:p text:style-name="P3"><text:span text:style-name="T9">4,500</text:span></text:p></draw:text-box></draw:frame><draw:frame draw:style-name="gr7" draw:text-style-name="P14" svg:width="0.7315in" svg:height="0.1398in" svg:x="1.878in" svg:y="1.3508in"><draw:text-box><text:p text:style-name="P3"><text:span text:style-name="T10">feet</text:span></text:p></draw:text-box></draw:frame><draw:frame draw:style-name="gr7" draw:text-style-name="P15" svg:width="1.237in" svg:height="0.1398in" svg:x="1.3882in" svg:y="1.1382in"><draw:text-box><text:p text:style-name="P3"><text:span text:style-name="T8">Total Drilled</text:span></text:p></draw:text-box></draw:frame></draw:g><draw:g text:anchor-type="paragraph" draw:z-index="9" draw:style-name="gr5"><draw:frame draw:style-name="gr6" draw:text-style-name="P13" svg:width="1.1106in" svg:height="0.2787in" svg:x="2.6835in" svg:y="1.5307in"><draw:text-box><text:p text:style-name="P3"><text:span text:style-name="T9">6.43</text:span></text:p></draw:text-box></draw:frame><draw:frame draw:style-name="gr7" draw:text-style-name="P14" svg:width="0.7315in" svg:height="0.1398in" svg:x="3.1575in" svg:y="1.3508in"><draw:text-box><text:p text:style-name="P3"><text:span text:style-name="T10">hours</text:span></text:p></draw:text-box></draw:frame><draw:frame draw:style-name="gr7" draw:text-style-name="P15" svg:width="1.237in" svg:height="0.1398in" svg:x="2.6673in" svg:y="1.1382in"><draw:text-box><text:p text:style-name="P3"><text:span text:style-name="T8">Drilling Time</text:span></text:p></draw:text-box></draw:frame></draw:g><draw:g text:anchor-type="paragraph" draw:z-index="20" draw:style-name="gr5"><draw:g draw:style-name="gr12"><draw:frame draw:style-name="gr15" draw:text-style-name="P21" svg:width="0.9276in" svg:height="0.2606in" svg:x="2.5799in" svg:y="3.3248in"><draw:text-box><text:p text:style-name="P3"><text:span text:style-name="T16">3.45</text:span></text:p></draw:text-box></draw:frame><draw:frame draw:style-name="gr16" draw:text-style-name="P22" svg:width="0.578in" svg:height="0.1398in" svg:x="2.9535in" svg:y="3.1846in"><draw:text-box><text:p text:style-name="P3"><text:span text:style-name="T17">ft/min</text:span></text:p></draw:text-box></draw:frame><draw:frame draw:style-name="gr16" draw:text-style-name="P23" svg:width="0.9776in" svg:height="0.1398in" svg:x="2.5669in" svg:y="2.9984in"><draw:text-box><text:p text:style-name="P3"><text:span text:style-name="T18">ROP</text:span></text:p></draw:text-box></draw:frame></draw:g><draw:g draw:style-name="gr12"><draw:frame draw:style-name="gr15" draw:text-style-name="P21" svg:width="1.035in" svg:height="0.2606in" svg:x="3.237in" svg:y="3.3248in"><draw:text-box><text:p text:style-name="P3"><text:span text:style-name="T16">1,456</text:span></text:p></draw:text-box></draw:frame><draw:frame draw:style-name="gr16" draw:text-style-name="P22" svg:width="0.6453in" svg:height="0.1398in" svg:x="3.6543in" svg:y="3.1846in"><draw:text-box><text:p text:style-name="P3"><text:span text:style-name="T17">feet</text:span></text:p></draw:text-box></draw:frame><draw:frame draw:style-name="gr16" draw:text-style-name="P23" svg:width="0.8476in" svg:height="0.1398in" svg:x="3.2988in" svg:y="2.9984in"><draw:text-box><text:p text:style-name="P3"><text:span text:style-name="T18">Drilled</text:span></text:p></draw:text-box></draw:frame></draw:g><draw:g draw:style-name="gr12"><draw:frame draw:style-name="gr15" draw:text-style-name="P21" svg:width="0.9421in" svg:height="0.2606in" svg:x="4.0823in" svg:y="3.3248in"><draw:text-box><text:p text:style-name="P3"><text:span text:style-name="T16">5.67</text:span></text:p></draw:text-box></draw:frame><draw:frame draw:style-name="gr16" draw:text-style-name="P22" svg:width="0.587in" svg:height="0.1398in" svg:x="4.4626in" svg:y="3.1846in"><draw:text-box><text:p text:style-name="P3"><text:span text:style-name="T17">hours</text:span></text:p></draw:text-box></draw:frame><draw:frame draw:style-name="gr16" draw:text-style-name="P23" svg:width="0.9925in" svg:height="0.1398in" svg:x="4.0697in" svg:y="2.9984in"><draw:text-box><text:p text:style-name="P3"><text:span text:style-name="T18">Drilling Time</text:span></text:p></draw:text-box></draw:frame></draw:g><draw:frame draw:style-name="gr11" draw:text-style-name="P25" svg:width="1.1488in" svg:height="0.1579in" svg:x="0.0898in" svg:y="3.1665in"><draw:text-box><text:p text:style-name="P24"><text:span text:style-name="T19">ROTATING</text:span></text:p></draw:text-box></draw:frame><draw:g draw:style-name="gr12"><draw:frame draw:style-name="gr15" draw:text-style-name="P21" svg:width="0.9276in" svg:height="0.2606in" svg:x="1.85in" svg:y="3.3193in"><draw:text-box><text:p text:style-name="P3"><text:span text:style-name="T16">26</text:span></text:p></draw:text-box></draw:frame><draw:frame draw:style-name="gr16" draw:text-style-name="P26" svg:width="0.578in" svg:height="0.1398in" svg:x="2.2244in" svg:y="3.1791in"><draw:text-box><text:p text:style-name="P3"><text:span text:style-name="T20">%</text:span></text:p></draw:text-box></draw:frame><draw:frame draw:style-name="gr16" draw:text-style-name="P23" svg:width="0.9776in" svg:height="0.1398in" svg:x="1.8378in" svg:y="2.9929in"><draw:text-box><text:p text:style-name="P3"><text:span text:style-name="T18">Time</text:span></text:p></draw:text-box></draw:frame></draw:g><draw:g draw:style-name="gr12"><draw:frame draw:style-name="gr15" draw:text-style-name="P21" svg:width="0.9276in" svg:height="0.2606in" svg:x="1.0626in" svg:y="3.3201in"><draw:text-box><text:p text:style-name="P3"><text:span text:style-name="T16">23</text:span></text:p></draw:text-box></draw:frame><draw:frame draw:style-name="gr16" draw:text-style-name="P26" svg:width="0.578in" svg:height="0.1398in" svg:x="1.437in" svg:y="3.1795in"><draw:text-box><text:p text:style-name="P3"><text:span text:style-name="T20">%</text:span></text:p></draw:text-box></draw:frame><draw:frame draw:style-name="gr16" draw:text-style-name="P23" svg:width="0.9776in" svg:height="0.1398in" svg:x="1.05in" svg:y="2.9937in"><draw:text-box><text:p text:style-name="P3"><text:span text:style-name="T18">Feet</text:span></text:p></draw:text-box></draw:frame></draw:g><draw:g draw:style-name="gr12"><draw:frame draw:style-name="gr15" draw:text-style-name="P21" svg:width="0.7461in" svg:height="0.2606in" svg:x="4.9232in" svg:y="3.3193in"><draw:text-box><text:p text:style-name="P3"><text:span text:style-name="T16">7.2</text:span></text:p></draw:text-box></draw:frame><draw:frame draw:style-name="gr16" draw:text-style-name="P22" svg:width="0.465in" svg:height="0.1398in" svg:x="5.2244in" svg:y="3.1791in"><draw:text-box><text:p text:style-name="P3"><text:span text:style-name="T17">hours</text:span></text:p></draw:text-box></draw:frame><draw:frame draw:style-name="gr16" draw:text-style-name="P23" svg:width="0.787in" svg:height="0.1398in" svg:x="4.9126in" svg:y="2.9929in"><draw:text-box><text:p text:style-name="P3"><text:span text:style-name="T18">Total Circ.</text:span></text:p></draw:text-box></draw:frame></draw:g></draw:g><draw:g text:anchor-type="paragraph" draw:z-index="17" draw:style-name="gr5"><draw:g draw:style-name="gr12"><draw:g draw:style-name="gr12"><draw:frame draw:style-name="gr15" draw:text-style-name="P21" svg:width="0.9276in" svg:height="0.2606in" svg:x="2.5799in" svg:y="4.0181in"><draw:text-box><text:p text:style-name="P3"><text:span text:style-name="T16">1.8</text:span></text:p></draw:text-box></draw:frame><draw:frame draw:style-name="gr16" draw:text-style-name="P22" svg:width="0.578in" svg:height="0.1398in" svg:x="2.9535in" svg:y="3.878in"><draw:text-box><text:p text:style-name="P3"><text:span text:style-name="T17">ft/min</text:span></text:p></draw:text-box></draw:frame><draw:frame draw:style-name="gr16" draw:text-style-name="P23" svg:width="0.9776in" svg:height="0.1398in" svg:x="2.5669in" svg:y="3.6917in"><draw:text-box><text:p text:style-name="P3"><text:span text:style-name="T18">ROP</text:span></text:p></draw:text-box></draw:frame></draw:g><draw:g draw:style-name="gr12"><draw:frame draw:style-name="gr15" draw:text-style-name="P21" svg:width="1.035in" svg:height="0.2606in" svg:x="3.237in" svg:y="4.0181in"><draw:text-box><text:p text:style-name="P3"><text:span text:style-name="T16">6,556</text:span></text:p></draw:text-box></draw:frame><draw:frame draw:style-name="gr16" draw:text-style-name="P22" svg:width="0.6453in" svg:height="0.1398in" svg:x="3.6543in" svg:y="3.878in"><draw:text-box><text:p text:style-name="P3"><text:span text:style-name="T17">feet</text:span></text:p></draw:text-box></draw:frame><draw:frame draw:style-name="gr16" draw:text-style-name="P23" svg:width="0.8476in" svg:height="0.1398in" svg:x="3.2988in" svg:y="3.6917in"><draw:text-box><text:p text:style-name="P3"><text:span text:style-name="T18">Drilled</text:span></text:p></draw:text-box></draw:frame></draw:g><draw:g draw:style-name="gr12"><draw:frame draw:style-name="gr15" draw:text-style-name="P21" svg:width="0.9421in" svg:height="0.2606in" svg:x="4.0823in" svg:y="4.0181in"><draw:text-box><text:p text:style-name="P3"><text:span text:style-name="T16">13.21</text:span></text:p></draw:text-box></draw:frame><draw:frame draw:style-name="gr16" draw:text-style-name="P22" svg:width="0.587in" svg:height="0.1398in" svg:x="4.4626in" svg:y="3.878in"><draw:text-box><text:p text:style-name="P3"><text:span text:style-name="T17">hours</text:span></text:p></draw:text-box></draw:frame><draw:frame draw:style-name="gr16" draw:text-style-name="P23" svg:width="0.9925in" svg:height="0.1398in" svg:x="4.0697in" svg:y="3.6917in"><draw:text-box><text:p text:style-name="P3"><text:span text:style-name="T18">Drilling Time</text:span></text:p></draw:text-box></draw:frame></draw:g><draw:g draw:style-name="gr12"><draw:frame draw:style-name="gr15" draw:text-style-name="P21" svg:width="0.7461in" svg:height="0.2606in" svg:x="4.9236in" svg:y="4.0181in"><draw:text-box><text:p text:style-name="P3"><text:span text:style-name="T16">15.3</text:span></text:p></draw:text-box></draw:frame><draw:frame draw:style-name="gr16" draw:text-style-name="P22" svg:width="0.465in" svg:height="0.1398in" svg:x="5.2252in" svg:y="3.878in"><draw:text-box><text:p text:style-name="P3"><text:span text:style-name="T17">hours</text:span></text:p></draw:text-box></draw:frame><draw:frame draw:style-name="gr16" draw:text-style-name="P23" svg:width="0.787in" svg:height="0.1398in" svg:x="4.9134in" svg:y="3.6917in"><draw:text-box><text:p text:style-name="P3"><text:span text:style-name="T18">Total Circ.</text:span></text:p></draw:text-box></draw:frame></draw:g></draw:g><draw:frame draw:style-name="gr11" draw:text-style-name="P25" svg:width="1.1488in" svg:height="0.1579in" svg:x="0.0898in" svg:y="3.8673in"><draw:text-box><text:p text:style-name="P24"><text:span text:style-name="T19">SLIDING</text:span></text:p></draw:text-box></draw:frame><draw:g draw:style-name="gr12"><draw:frame draw:style-name="gr15" draw:text-style-name="P21" svg:width="0.9276in" svg:height="0.2606in" svg:x="1.85in" svg:y="4.0181in"><draw:text-box><text:p text:style-name="P3"><text:span text:style-name="T16">74</text:span></text:p></draw:text-box></draw:frame><draw:frame draw:style-name="gr16" draw:text-style-name="P26" svg:width="0.578in" svg:height="0.1398in" svg:x="2.2244in" svg:y="3.878in"><draw:text-box><text:p text:style-name="P3"><text:span text:style-name="T20">%</text:span></text:p></draw:text-box></draw:frame><draw:frame draw:style-name="gr16" draw:text-style-name="P23" svg:width="0.9776in" svg:height="0.1398in" svg:x="1.8378in" svg:y="3.6917in"><draw:text-box><text:p text:style-name="P3"><text:span text:style-name="T18">Time</text:span></text:p></draw:text-box></draw:frame></draw:g><draw:g draw:style-name="gr12"><draw:frame draw:style-name="gr15" draw:text-style-name="P21" svg:width="0.9276in" svg:height="0.2606in" svg:x="1.0626in" svg:y="4.0189in"><draw:text-box><text:p text:style-name="P3"><text:span text:style-name="T16">77</text:span></text:p></draw:text-box></draw:frame><draw:frame draw:style-name="gr16" draw:text-style-name="P26" svg:width="0.578in" svg:height="0.1398in" svg:x="1.437in" svg:y="3.8783in"><draw:text-box><text:p text:style-name="P3"><text:span text:style-name="T20">%</text:span></text:p></draw:text-box></draw:frame><draw:frame draw:style-name="gr16" draw:text-style-name="P23" svg:width="0.9776in" svg:height="0.1398in" svg:x="1.05in" svg:y="3.6925in"><draw:text-box><text:p text:style-name="P3"><text:span text:style-name="T18">Feet</text:span></text:p></draw:text-box></draw:frame></draw:g></draw:g><draw:rect text:anchor-type="paragraph" draw:z-index="12" draw:style-name="gr1" draw:text-style-name="P3" svg:width="6.8898in" svg:height="0.0012in" svg:x="-0.0217in" svg:y="3.5799in"><text:p/></draw:rect><draw:frame text:anchor-type="paragraph" draw:z-index="11" draw:style-name="gr9" draw:text-style-name="P17" svg:width="2.315in" svg:height="0.2516in" svg:x="4.4118in" svg:y="0.6173in"><draw:text-box><text:p text:style-name="P8"><text:span text:style-name="T12">Premier Directional Drilling</text:span></text:p></draw:text-box></draw:frame><draw:frame text:anchor-type="paragraph" draw:z-index="10" draw:style-name="gr8" draw:text-style-name="P16" svg:width="1.3858in" svg:height="0.1496in" svg:x="5.789in" svg:y="9.1571in"><draw:text-box><text:p><text:span text:style-name="T11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4" draw:text-style-name="P9" svg:width="2.8717in" svg:height="0.1398in" svg:x="3.8472in" svg:y="0.0571in"><draw:text-box><text:p text:style-name="P8"><text:span text:style-name="T5">12/03/2013 6:00 AM - 12/05/2013 8:10 AM</text:span></text:p></draw:text-box></draw:frame><draw:frame text:anchor-type="paragraph" draw:z-index="5" draw:style-name="gr3" draw:text-style-name="P7" svg:width="1.4657in" svg:height="0.1677in" svg:x="0.1902in" svg:y="0.6346in"><draw:text-box><text:p><text:span text:style-name="T4">Job # H13456</text:span></text:p></draw:text-box></draw:frame><draw:frame text:anchor-type="paragraph" draw:z-index="4" draw:style-name="gr3" draw:text-style-name="P6" svg:width="1.4657in" svg:height="0.1677in" svg:x="1.3547in" svg:y="0.6346in"><draw:text-box><text:p><text:span text:style-name="T3">H&amp;P 246</text:span></text:p></draw:text-box></draw:frame><draw:frame text:anchor-type="paragraph" draw:z-index="3" draw:style-name="gr3" draw:text-style-name="P5" svg:width="4.6386in" svg:height="0.1677in" svg:x="0.198in" svg:y="0.3953in"><draw:text-box><text:p><text:span text:style-name="T2">Haynesville - CGU 12-71 HH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RUN 1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/>
      <text:p text:style-name="P1"><draw:g text:anchor-type="paragraph" draw:z-index="19" draw:style-name="gr5"><draw:frame draw:style-name="gr6" draw:text-style-name="P13" svg:width="1.1106in" svg:height="0.2787in" svg:x="3.8736in" svg:y="0.5724in"><draw:text-box><text:p text:style-name="P3"><text:span text:style-name="T9">15.4</text:span></text:p></draw:text-box></draw:frame><draw:frame draw:style-name="gr7" draw:text-style-name="P14" svg:width="0.7315in" svg:height="0.1398in" svg:x="4.3476in" svg:y="0.3925in"><draw:text-box><text:p text:style-name="P3"><text:span text:style-name="T10">hours</text:span></text:p></draw:text-box></draw:frame><draw:frame draw:style-name="gr7" draw:text-style-name="P15" svg:width="1.237in" svg:height="0.1398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6" draw:style-name="gr5"><draw:frame draw:style-name="gr6" draw:text-style-name="P10" svg:width="1.174in" svg:height="0.2787in" svg:x="0.0236in" svg:y="1.2516in"><draw:text-box><text:p text:style-name="P3"><text:span text:style-name="T6">0</text:span></text:p></draw:text-box></draw:frame><draw:frame draw:style-name="gr7" draw:text-style-name="P12" svg:width="1.237in" svg:height="0.1398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8" draw:style-name="gr5"><draw:frame draw:style-name="gr6" draw:text-style-name="P27" svg:width="1.6276in" svg:height="0.2606in" svg:x="1.1445in" svg:y="0.4689in"><draw:text-box><text:p text:style-name="P3"><text:span text:style-name="T21">4,555-9,989</text:span></text:p></draw:text-box></draw:frame><draw:frame draw:style-name="gr7" draw:text-style-name="P14" svg:width="0.7315in" svg:height="0.1398in" svg:x="1.878in" svg:y="0.289in"><draw:text-box><text:p text:style-name="P3"><text:span text:style-name="T10">feet</text:span></text:p></draw:text-box></draw:frame><draw:frame draw:style-name="gr7" draw:text-style-name="P15" svg:width="1.237in" svg:height="0.1398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22" draw:style-name="gr5"><draw:frame draw:style-name="gr6" draw:text-style-name="P13" svg:width="1.174in" svg:height="0.2787in" svg:x="2.676in" svg:y="-0.0535in"><draw:text-box><text:p text:style-name="P3"><text:span text:style-name="T9">2</text:span></text:p></draw:text-box></draw:frame><draw:frame draw:style-name="gr7" draw:text-style-name="P12" svg:width="1.237in" svg:height="0.1398in" svg:x="2.6598in" svg:y="-0.2807in"><draw:text-box><text:p text:style-name="P3"><text:span text:style-name="T8">BHA #</text:span></text:p></draw:text-box></draw:frame><draw:frame draw:style-name="gr17" draw:text-style-name="P28" svg:width="0.7268in" svg:height="0.1335in" svg:x="2.8917in" svg:y="0.2354in"><draw:text-box><text:p text:style-name="P3"><text:span text:style-name="T22">CURVE</text:span></text:p></draw:text-box></draw:frame></draw:g></text:p>
      <text:p text:style-name="P1"/>
      <text:p text:style-name="P1"><draw:rect text:anchor-type="paragraph" draw:z-index="23" draw:style-name="gr18" draw:text-style-name="P3" svg:width="6.8933in" svg:height="0.0614in" svg:x="-0.0417in" svg:y="0.1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4" draw:style-name="gr18" draw:text-style-name="P3" svg:width="6.8933in" svg:height="0.0614in" svg:x="-0.0417in" svg:y="-0.1835in"><text:p/></draw:rect></text:p>
      <text:p text:style-name="P1"/>
      <text:p text:style-name="P1"/>
      <text:p text:style-name="P2"><draw:g text:anchor-type="paragraph" draw:z-index="13" draw:style-name="gr5"><draw:rect draw:style-name="gr10" draw:text-style-name="P3" svg:width="6.8705in" svg:height="0.1579in" svg:x="-0.0189in" svg:y="1.1228in"><text:p/></draw:rect><draw:rect draw:style-name="gr10" draw:text-style-name="P3" svg:width="6.8705in" svg:height="0.1579in" svg:x="-0.0189in" svg:y="0.798in"><text:p/></draw:rect><draw:rect draw:style-name="gr10" draw:text-style-name="P3" svg:width="6.8705in" svg:height="0.1579in" svg:x="-0.0189in" svg:y="0.4547in"><text:p/></draw:rect><draw:frame draw:style-name="gr11" draw:text-style-name="P18" svg:width="2.228in" svg:height="0.1579in" svg:x="0.2055in" svg:y="0.1181in"><draw:text-box><text:p><text:span text:style-name="T13">[H1]</text:span></text:p></draw:text-box></draw:frame><draw:g draw:style-name="gr12"><draw:g draw:style-name="gr12"><draw:frame draw:style-name="gr13" draw:text-style-name="P19" svg:width="1.0224in" svg:height="0.1122in" svg:x="0.1819in" svg:y="0.3118in"><draw:text-box><text:p><text:span text:style-name="T14">[P1]</text:span></text:p></draw:text-box></draw:frame><draw:frame draw:style-name="gr14" draw:text-style-name="P20" svg:width="0.9213in" svg:height="0.1122in" svg:x="1.2531in" svg:y="0.3118in"><draw:text-box><text:p><text:span text:style-name="T15">[V1]</text:span></text:p></draw:text-box></draw:frame></draw:g><draw:g draw:style-name="gr12"><draw:frame draw:style-name="gr13" draw:text-style-name="P19" svg:width="1.0224in" svg:height="0.1122in" svg:x="2.3547in" svg:y="0.3118in"><draw:text-box><text:p><text:span text:style-name="T14">[P7]</text:span></text:p></draw:text-box></draw:frame><draw:frame draw:style-name="gr14" draw:text-style-name="P20" svg:width="0.9213in" svg:height="0.1122in" svg:x="3.4264in" svg:y="0.3118in"><draw:text-box><text:p><text:span text:style-name="T15">[V7]</text:span></text:p></draw:text-box></draw:frame></draw:g><draw:g draw:style-name="gr12"><draw:frame draw:style-name="gr13" draw:text-style-name="P19" svg:width="1.0224in" svg:height="0.1122in" svg:x="4.5283in" svg:y="0.3118in"><draw:text-box><text:p><text:span text:style-name="T14">[P13]</text:span></text:p></draw:text-box></draw:frame><draw:frame draw:style-name="gr14" draw:text-style-name="P20" svg:width="0.9213in" svg:height="0.1122in" svg:x="5.6in" svg:y="0.3118in"><draw:text-box><text:p><text:span text:style-name="T15">[V13]</text:span></text:p></draw:text-box></draw:frame></draw:g></draw:g><draw:g draw:style-name="gr12"><draw:g draw:style-name="gr12"><draw:frame draw:style-name="gr13" draw:text-style-name="P19" svg:width="1.0224in" svg:height="0.1122in" svg:x="0.1819in" svg:y="0.4783in"><draw:text-box><text:p><text:span text:style-name="T14">[P2]</text:span></text:p></draw:text-box></draw:frame><draw:frame draw:style-name="gr14" draw:text-style-name="P20" svg:width="0.9213in" svg:height="0.1122in" svg:x="1.2531in" svg:y="0.4783in"><draw:text-box><text:p><text:span text:style-name="T15">[V2]</text:span></text:p></draw:text-box></draw:frame></draw:g><draw:g draw:style-name="gr12"><draw:frame draw:style-name="gr13" draw:text-style-name="P19" svg:width="1.0224in" svg:height="0.1122in" svg:x="2.3547in" svg:y="0.4783in"><draw:text-box><text:p><text:span text:style-name="T14">[P8]</text:span></text:p></draw:text-box></draw:frame><draw:frame draw:style-name="gr14" draw:text-style-name="P20" svg:width="0.9213in" svg:height="0.1122in" svg:x="3.4264in" svg:y="0.4783in"><draw:text-box><text:p><text:span text:style-name="T15">[V8]</text:span></text:p></draw:text-box></draw:frame></draw:g><draw:g draw:style-name="gr12"><draw:frame draw:style-name="gr13" draw:text-style-name="P19" svg:width="1.0224in" svg:height="0.1122in" svg:x="4.5283in" svg:y="0.4783in"><draw:text-box><text:p><text:span text:style-name="T14">[P14]</text:span></text:p></draw:text-box></draw:frame><draw:frame draw:style-name="gr14" draw:text-style-name="P20" svg:width="0.9213in" svg:height="0.1122in" svg:x="5.6in" svg:y="0.4783in"><draw:text-box><text:p><text:span text:style-name="T15">[V14]</text:span></text:p></draw:text-box></draw:frame></draw:g></draw:g><draw:g draw:style-name="gr12"><draw:g draw:style-name="gr12"><draw:frame draw:style-name="gr13" draw:text-style-name="P19" svg:width="1.0224in" svg:height="0.1122in" svg:x="0.1819in" svg:y="0.6453in"><draw:text-box><text:p><text:span text:style-name="T14">[P3]</text:span></text:p></draw:text-box></draw:frame><draw:frame draw:style-name="gr14" draw:text-style-name="P20" svg:width="0.9213in" svg:height="0.1122in" svg:x="1.2531in" svg:y="0.6453in"><draw:text-box><text:p><text:span text:style-name="T15">[V3]</text:span></text:p></draw:text-box></draw:frame></draw:g><draw:g draw:style-name="gr12"><draw:frame draw:style-name="gr13" draw:text-style-name="P19" svg:width="1.0224in" svg:height="0.1122in" svg:x="2.3547in" svg:y="0.6453in"><draw:text-box><text:p><text:span text:style-name="T14">[P9]</text:span></text:p></draw:text-box></draw:frame><draw:frame draw:style-name="gr14" draw:text-style-name="P20" svg:width="0.9213in" svg:height="0.1122in" svg:x="3.4264in" svg:y="0.6453in"><draw:text-box><text:p><text:span text:style-name="T15">[V9]</text:span></text:p></draw:text-box></draw:frame></draw:g><draw:g draw:style-name="gr12"><draw:frame draw:style-name="gr13" draw:text-style-name="P19" svg:width="1.0224in" svg:height="0.1122in" svg:x="4.5283in" svg:y="0.6453in"><draw:text-box><text:p><text:span text:style-name="T14">[P15]</text:span></text:p></draw:text-box></draw:frame><draw:frame draw:style-name="gr14" draw:text-style-name="P20" svg:width="0.9213in" svg:height="0.1122in" svg:x="5.6in" svg:y="0.6453in"><draw:text-box><text:p><text:span text:style-name="T15">[V15]</text:span></text:p></draw:text-box></draw:frame></draw:g></draw:g><draw:g draw:style-name="gr12"><draw:g draw:style-name="gr12"><draw:frame draw:style-name="gr13" draw:text-style-name="P19" svg:width="1.0224in" svg:height="0.1122in" svg:x="0.1819in" svg:y="0.8118in"><draw:text-box><text:p><text:span text:style-name="T14">[P4]</text:span></text:p></draw:text-box></draw:frame><draw:frame draw:style-name="gr14" draw:text-style-name="P20" svg:width="0.9213in" svg:height="0.1122in" svg:x="1.2531in" svg:y="0.8118in"><draw:text-box><text:p><text:span text:style-name="T15">[V4]</text:span></text:p></draw:text-box></draw:frame></draw:g><draw:g draw:style-name="gr12"><draw:frame draw:style-name="gr13" draw:text-style-name="P19" svg:width="1.0224in" svg:height="0.1122in" svg:x="2.3547in" svg:y="0.8118in"><draw:text-box><text:p><text:span text:style-name="T14">[P10]</text:span></text:p></draw:text-box></draw:frame><draw:frame draw:style-name="gr14" draw:text-style-name="P20" svg:width="0.9213in" svg:height="0.1122in" svg:x="3.4264in" svg:y="0.8118in"><draw:text-box><text:p><text:span text:style-name="T15">[V10]</text:span></text:p></draw:text-box></draw:frame></draw:g><draw:g draw:style-name="gr12"><draw:frame draw:style-name="gr13" draw:text-style-name="P19" svg:width="1.0224in" svg:height="0.1122in" svg:x="4.5283in" svg:y="0.8118in"><draw:text-box><text:p><text:span text:style-name="T14">[P16]</text:span></text:p></draw:text-box></draw:frame><draw:frame draw:style-name="gr14" draw:text-style-name="P20" svg:width="0.9213in" svg:height="0.1122in" svg:x="5.6in" svg:y="0.8118in"><draw:text-box><text:p><text:span text:style-name="T15">[V16]</text:span></text:p></draw:text-box></draw:frame></draw:g></draw:g><draw:g draw:style-name="gr12"><draw:g draw:style-name="gr12"><draw:frame draw:style-name="gr13" draw:text-style-name="P19" svg:width="1.0224in" svg:height="0.1122in" svg:x="0.1819in" svg:y="0.9783in"><draw:text-box><text:p><text:span text:style-name="T14">[P5]</text:span></text:p></draw:text-box></draw:frame><draw:frame draw:style-name="gr14" draw:text-style-name="P20" svg:width="0.9213in" svg:height="0.1122in" svg:x="1.2531in" svg:y="0.9783in"><draw:text-box><text:p><text:span text:style-name="T15">[V5]</text:span></text:p></draw:text-box></draw:frame></draw:g><draw:g draw:style-name="gr12"><draw:frame draw:style-name="gr13" draw:text-style-name="P19" svg:width="1.0224in" svg:height="0.1122in" svg:x="2.3547in" svg:y="0.9783in"><draw:text-box><text:p><text:span text:style-name="T14">[P11]</text:span></text:p></draw:text-box></draw:frame><draw:frame draw:style-name="gr14" draw:text-style-name="P20" svg:width="0.9213in" svg:height="0.1122in" svg:x="3.4264in" svg:y="0.9783in"><draw:text-box><text:p><text:span text:style-name="T15">[V11]</text:span></text:p></draw:text-box></draw:frame></draw:g><draw:g draw:style-name="gr12"><draw:frame draw:style-name="gr13" draw:text-style-name="P19" svg:width="1.0224in" svg:height="0.1122in" svg:x="4.5283in" svg:y="0.9783in"><draw:text-box><text:p><text:span text:style-name="T14">[P17]</text:span></text:p></draw:text-box></draw:frame><draw:frame draw:style-name="gr14" draw:text-style-name="P20" svg:width="0.9213in" svg:height="0.1122in" svg:x="5.6in" svg:y="0.9783in"><draw:text-box><text:p><text:span text:style-name="T15">[V17]</text:span></text:p></draw:text-box></draw:frame></draw:g></draw:g><draw:g draw:style-name="gr12"><draw:g draw:style-name="gr12"><draw:frame draw:style-name="gr13" draw:text-style-name="P19" svg:width="1.0224in" svg:height="0.1122in" svg:x="0.1819in" svg:y="1.1453in"><draw:text-box><text:p><text:span text:style-name="T14">[P6]</text:span></text:p></draw:text-box></draw:frame><draw:frame draw:style-name="gr14" draw:text-style-name="P20" svg:width="0.9213in" svg:height="0.1122in" svg:x="1.2531in" svg:y="1.1453in"><draw:text-box><text:p><text:span text:style-name="T15">[V6]</text:span></text:p></draw:text-box></draw:frame></draw:g><draw:g draw:style-name="gr12"><draw:frame draw:style-name="gr13" draw:text-style-name="P19" svg:width="1.0224in" svg:height="0.1122in" svg:x="2.3547in" svg:y="1.1453in"><draw:text-box><text:p><text:span text:style-name="T14">[P12]</text:span></text:p></draw:text-box></draw:frame><draw:frame draw:style-name="gr14" draw:text-style-name="P20" svg:width="0.9213in" svg:height="0.1122in" svg:x="3.4264in" svg:y="1.1453in"><draw:text-box><text:p><text:span text:style-name="T15">[V12]</text:span></text:p></draw:text-box></draw:frame></draw:g><draw:g draw:style-name="gr12"><draw:frame draw:style-name="gr13" draw:text-style-name="P19" svg:width="1.0224in" svg:height="0.1122in" svg:x="4.5283in" svg:y="1.1453in"><draw:text-box><text:p><text:span text:style-name="T14">[P18]</text:span></text:p></draw:text-box></draw:frame><draw:frame draw:style-name="gr14" draw:text-style-name="P20" svg:width="0.9213in" svg:height="0.1122in" svg:x="5.6in" svg:y="1.1453in"><draw:text-box><text:p><text:span text:style-name="T15">[V18]</text:span></text:p></draw:text-box></draw:frame></draw:g></draw:g></draw:g><draw:g text:anchor-type="paragraph" draw:z-index="14" draw:style-name="gr5"><draw:rect draw:style-name="gr10" draw:text-style-name="P3" svg:width="6.8705in" svg:height="0.1579in" svg:x="-0.0189in" svg:y="2.1626in"><text:p/></draw:rect><draw:rect draw:style-name="gr10" draw:text-style-name="P3" svg:width="6.8705in" svg:height="0.1579in" svg:x="-0.0189in" svg:y="1.8193in"><text:p/></draw:rect><draw:frame draw:style-name="gr11" draw:text-style-name="P18" svg:width="2.228in" svg:height="0.1579in" svg:x="0.2055in" svg:y="1.4827in"><draw:text-box><text:p><text:span text:style-name="T13">[H2]</text:span></text:p></draw:text-box></draw:frame><draw:g draw:style-name="gr12"><draw:g draw:style-name="gr12"><draw:frame draw:style-name="gr13" draw:text-style-name="P19" svg:width="1.0224in" svg:height="0.1122in" svg:x="0.1819in" svg:y="1.6764in"><draw:text-box><text:p><text:span text:style-name="T14">[PP1]</text:span></text:p></draw:text-box></draw:frame><draw:frame draw:style-name="gr14" draw:text-style-name="P20" svg:width="0.9213in" svg:height="0.1122in" svg:x="1.2531in" svg:y="1.6764in"><draw:text-box><text:p><text:span text:style-name="T15">[VV1]</text:span></text:p></draw:text-box></draw:frame></draw:g><draw:g draw:style-name="gr12"><draw:frame draw:style-name="gr13" draw:text-style-name="P19" svg:width="1.0224in" svg:height="0.1122in" svg:x="2.3547in" svg:y="1.6764in"><draw:text-box><text:p><text:span text:style-name="T14">[PP6]</text:span></text:p></draw:text-box></draw:frame><draw:frame draw:style-name="gr14" draw:text-style-name="P20" svg:width="0.9213in" svg:height="0.1122in" svg:x="3.4264in" svg:y="1.6764in"><draw:text-box><text:p><text:span text:style-name="T15">[VV6]</text:span></text:p></draw:text-box></draw:frame></draw:g><draw:g draw:style-name="gr12"><draw:frame draw:style-name="gr13" draw:text-style-name="P19" svg:width="1.0224in" svg:height="0.1122in" svg:x="4.5283in" svg:y="1.6764in"><draw:text-box><text:p><text:span text:style-name="T14">[PP11]</text:span></text:p></draw:text-box></draw:frame><draw:frame draw:style-name="gr14" draw:text-style-name="P20" svg:width="0.9213in" svg:height="0.1122in" svg:x="5.6in" svg:y="1.6764in"><draw:text-box><text:p><text:span text:style-name="T15">[VV11]</text:span></text:p></draw:text-box></draw:frame></draw:g></draw:g><draw:g draw:style-name="gr12"><draw:g draw:style-name="gr12"><draw:frame draw:style-name="gr13" draw:text-style-name="P19" svg:width="1.0224in" svg:height="0.1122in" svg:x="0.1819in" svg:y="1.8429in"><draw:text-box><text:p><text:span text:style-name="T14">[PP2]</text:span></text:p></draw:text-box></draw:frame><draw:frame draw:style-name="gr14" draw:text-style-name="P20" svg:width="0.9213in" svg:height="0.1122in" svg:x="1.2531in" svg:y="1.8429in"><draw:text-box><text:p><text:span text:style-name="T15">[VV2]</text:span></text:p></draw:text-box></draw:frame></draw:g><draw:g draw:style-name="gr12"><draw:frame draw:style-name="gr13" draw:text-style-name="P19" svg:width="1.0224in" svg:height="0.1122in" svg:x="2.3547in" svg:y="1.8429in"><draw:text-box><text:p><text:span text:style-name="T14">[PP7]</text:span></text:p></draw:text-box></draw:frame><draw:frame draw:style-name="gr14" draw:text-style-name="P20" svg:width="0.9213in" svg:height="0.1122in" svg:x="3.4264in" svg:y="1.8429in"><draw:text-box><text:p><text:span text:style-name="T15">[VV7]</text:span></text:p></draw:text-box></draw:frame></draw:g><draw:g draw:style-name="gr12"><draw:frame draw:style-name="gr13" draw:text-style-name="P19" svg:width="1.0224in" svg:height="0.1122in" svg:x="4.5283in" svg:y="1.8429in"><draw:text-box><text:p><text:span text:style-name="T14">[PP12]</text:span></text:p></draw:text-box></draw:frame><draw:frame draw:style-name="gr14" draw:text-style-name="P20" svg:width="0.9213in" svg:height="0.1122in" svg:x="5.6in" svg:y="1.8429in"><draw:text-box><text:p><text:span text:style-name="T15">[VV12]</text:span></text:p></draw:text-box></draw:frame></draw:g></draw:g><draw:g draw:style-name="gr12"><draw:g draw:style-name="gr12"><draw:frame draw:style-name="gr13" draw:text-style-name="P19" svg:width="1.0224in" svg:height="0.1122in" svg:x="0.1819in" svg:y="2.0098in"><draw:text-box><text:p><text:span text:style-name="T14">[PP3]</text:span></text:p></draw:text-box></draw:frame><draw:frame draw:style-name="gr14" draw:text-style-name="P20" svg:width="0.9213in" svg:height="0.1122in" svg:x="1.2531in" svg:y="2.0098in"><draw:text-box><text:p><text:span text:style-name="T15">[VV3]</text:span></text:p></draw:text-box></draw:frame></draw:g><draw:g draw:style-name="gr12"><draw:frame draw:style-name="gr13" draw:text-style-name="P19" svg:width="1.0224in" svg:height="0.1122in" svg:x="2.3547in" svg:y="2.0098in"><draw:text-box><text:p><text:span text:style-name="T14">[PP8]</text:span></text:p></draw:text-box></draw:frame><draw:frame draw:style-name="gr14" draw:text-style-name="P20" svg:width="0.9213in" svg:height="0.1122in" svg:x="3.4264in" svg:y="2.0098in"><draw:text-box><text:p><text:span text:style-name="T15">[VV8]</text:span></text:p></draw:text-box></draw:frame></draw:g><draw:g draw:style-name="gr12"><draw:frame draw:style-name="gr13" draw:text-style-name="P19" svg:width="1.0224in" svg:height="0.1122in" svg:x="4.5283in" svg:y="2.0098in"><draw:text-box><text:p><text:span text:style-name="T14">[PP13]</text:span></text:p></draw:text-box></draw:frame><draw:frame draw:style-name="gr14" draw:text-style-name="P20" svg:width="0.9213in" svg:height="0.1122in" svg:x="5.6in" svg:y="2.0098in"><draw:text-box><text:p><text:span text:style-name="T15">[VV13]</text:span></text:p></draw:text-box></draw:frame></draw:g></draw:g><draw:g draw:style-name="gr12"><draw:g draw:style-name="gr12"><draw:frame draw:style-name="gr13" draw:text-style-name="P19" svg:width="1.0224in" svg:height="0.1122in" svg:x="0.1819in" svg:y="2.1764in"><draw:text-box><text:p><text:span text:style-name="T14">[PP4]</text:span></text:p></draw:text-box></draw:frame><draw:frame draw:style-name="gr14" draw:text-style-name="P20" svg:width="0.9213in" svg:height="0.1122in" svg:x="1.2531in" svg:y="2.1764in"><draw:text-box><text:p><text:span text:style-name="T15">[VV4]</text:span></text:p></draw:text-box></draw:frame></draw:g><draw:g draw:style-name="gr12"><draw:frame draw:style-name="gr13" draw:text-style-name="P19" svg:width="1.0224in" svg:height="0.1122in" svg:x="2.3547in" svg:y="2.1764in"><draw:text-box><text:p><text:span text:style-name="T14">[PP9]</text:span></text:p></draw:text-box></draw:frame><draw:frame draw:style-name="gr14" draw:text-style-name="P20" svg:width="0.9213in" svg:height="0.1122in" svg:x="3.4264in" svg:y="2.1764in"><draw:text-box><text:p><text:span text:style-name="T15">[VV9]</text:span></text:p></draw:text-box></draw:frame></draw:g><draw:g draw:style-name="gr12"><draw:frame draw:style-name="gr13" draw:text-style-name="P19" svg:width="1.0224in" svg:height="0.1122in" svg:x="4.5283in" svg:y="2.1764in"><draw:text-box><text:p><text:span text:style-name="T14">[PP14</text:span></text:p></draw:text-box></draw:frame><draw:frame draw:style-name="gr14" draw:text-style-name="P20" svg:width="0.9213in" svg:height="0.1122in" svg:x="5.6in" svg:y="2.1764in"><draw:text-box><text:p><text:span text:style-name="T15">[VV14]</text:span></text:p></draw:text-box></draw:frame></draw:g></draw:g><draw:g draw:style-name="gr12"><draw:g draw:style-name="gr12"><draw:frame draw:style-name="gr13" draw:text-style-name="P19" svg:width="1.0224in" svg:height="0.1122in" svg:x="0.1819in" svg:y="2.3429in"><draw:text-box><text:p><text:span text:style-name="T14">[PP5]</text:span></text:p></draw:text-box></draw:frame><draw:frame draw:style-name="gr14" draw:text-style-name="P20" svg:width="0.9213in" svg:height="0.1122in" svg:x="1.2531in" svg:y="2.3429in"><draw:text-box><text:p><text:span text:style-name="T15">[VV5]</text:span></text:p></draw:text-box></draw:frame></draw:g><draw:g draw:style-name="gr12"><draw:frame draw:style-name="gr13" draw:text-style-name="P19" svg:width="1.0224in" svg:height="0.1122in" svg:x="2.3547in" svg:y="2.3429in"><draw:text-box><text:p><text:span text:style-name="T14">[PP10]</text:span></text:p></draw:text-box></draw:frame><draw:frame draw:style-name="gr14" draw:text-style-name="P20" svg:width="0.9213in" svg:height="0.1122in" svg:x="3.4264in" svg:y="2.3429in"><draw:text-box><text:p><text:span text:style-name="T15">[VV10]</text:span></text:p></draw:text-box></draw:frame></draw:g><draw:g draw:style-name="gr12"><draw:frame draw:style-name="gr13" draw:text-style-name="P19" svg:width="1.0224in" svg:height="0.1122in" svg:x="4.5283in" svg:y="2.3429in"><draw:text-box><text:p><text:span text:style-name="T14">[PP15]</text:span></text:p></draw:text-box></draw:frame><draw:frame draw:style-name="gr14" draw:text-style-name="P20" svg:width="0.9213in" svg:height="0.1122in" svg:x="5.6in" svg:y="2.3429in"><draw:text-box><text:p><text:span text:style-name="T15">[VV15]</text:span></text:p></draw:text-box></draw:frame></draw:g></draw:g></draw:g><draw:g text:anchor-type="paragraph" draw:z-index="15" draw:style-name="gr5"><draw:rect draw:style-name="gr10" draw:text-style-name="P3" svg:width="6.8705in" svg:height="0.1579in" svg:x="-0.0189in" svg:y="2.9929in"><text:p/></draw:rect><draw:frame draw:style-name="gr11" draw:text-style-name="P18" svg:width="2.228in" svg:height="0.1579in" svg:x="0.2055in" svg:y="2.6563in"><draw:text-box><text:p><text:span text:style-name="T13">[H3]</text:span></text:p></draw:text-box></draw:frame><draw:g draw:style-name="gr12"><draw:g draw:style-name="gr12"><draw:frame draw:style-name="gr13" draw:text-style-name="P19" svg:width="1.0224in" svg:height="0.1122in" svg:x="0.1819in" svg:y="2.85in"><draw:text-box><text:p><text:span text:style-name="T14">[PP1]</text:span></text:p></draw:text-box></draw:frame><draw:frame draw:style-name="gr14" draw:text-style-name="P20" svg:width="0.9213in" svg:height="0.1122in" svg:x="1.2531in" svg:y="2.85in"><draw:text-box><text:p><text:span text:style-name="T15">[VV1]</text:span></text:p></draw:text-box></draw:frame></draw:g><draw:g draw:style-name="gr12"><draw:frame draw:style-name="gr13" draw:text-style-name="P19" svg:width="1.0224in" svg:height="0.1122in" svg:x="2.3547in" svg:y="2.85in"><draw:text-box><text:p><text:span text:style-name="T14">[PP6]</text:span></text:p></draw:text-box></draw:frame><draw:frame draw:style-name="gr14" draw:text-style-name="P20" svg:width="0.9213in" svg:height="0.1122in" svg:x="3.4264in" svg:y="2.85in"><draw:text-box><text:p><text:span text:style-name="T15">[VV6]</text:span></text:p></draw:text-box></draw:frame></draw:g><draw:g draw:style-name="gr12"><draw:frame draw:style-name="gr13" draw:text-style-name="P19" svg:width="1.0224in" svg:height="0.1122in" svg:x="4.5283in" svg:y="2.85in"><draw:text-box><text:p><text:span text:style-name="T14">[PP11]</text:span></text:p></draw:text-box></draw:frame><draw:frame draw:style-name="gr14" draw:text-style-name="P20" svg:width="0.9213in" svg:height="0.1122in" svg:x="5.6in" svg:y="2.85in"><draw:text-box><text:p><text:span text:style-name="T15">[VV11]</text:span></text:p></draw:text-box></draw:frame></draw:g></draw:g><draw:g draw:style-name="gr12"><draw:g draw:style-name="gr12"><draw:frame draw:style-name="gr13" draw:text-style-name="P19" svg:width="1.0224in" svg:height="0.1122in" svg:x="0.1819in" svg:y="3.0165in"><draw:text-box><text:p><text:span text:style-name="T14">[PP2]</text:span></text:p></draw:text-box></draw:frame><draw:frame draw:style-name="gr14" draw:text-style-name="P20" svg:width="0.9213in" svg:height="0.1122in" svg:x="1.2531in" svg:y="3.0165in"><draw:text-box><text:p><text:span text:style-name="T15">[VV2]</text:span></text:p></draw:text-box></draw:frame></draw:g><draw:g draw:style-name="gr12"><draw:frame draw:style-name="gr13" draw:text-style-name="P19" svg:width="1.0224in" svg:height="0.1122in" svg:x="2.3547in" svg:y="3.0165in"><draw:text-box><text:p><text:span text:style-name="T14">[PP7]</text:span></text:p></draw:text-box></draw:frame><draw:frame draw:style-name="gr14" draw:text-style-name="P20" svg:width="0.9213in" svg:height="0.1122in" svg:x="3.4264in" svg:y="3.0165in"><draw:text-box><text:p><text:span text:style-name="T15">[VV7]</text:span></text:p></draw:text-box></draw:frame></draw:g><draw:g draw:style-name="gr12"><draw:frame draw:style-name="gr13" draw:text-style-name="P19" svg:width="1.0224in" svg:height="0.1122in" svg:x="4.5283in" svg:y="3.0165in"><draw:text-box><text:p><text:span text:style-name="T14">[PP12]</text:span></text:p></draw:text-box></draw:frame><draw:frame draw:style-name="gr14" draw:text-style-name="P20" svg:width="0.9213in" svg:height="0.1122in" svg:x="5.6in" svg:y="3.0165in"><draw:text-box><text:p><text:span text:style-name="T15">[VV12]</text:span></text:p></draw:text-box></draw:frame></draw:g></draw:g></draw:g><draw:g text:anchor-type="paragraph" draw:z-index="21" draw:style-name="gr5"><draw:frame draw:style-name="gr11" draw:text-style-name="P18" svg:width="2.228in" svg:height="0.1579in" svg:x="0.1819in" svg:y="3.3417in"><draw:text-box><text:p><text:span text:style-name="T13">[H4]</text:span></text:p></draw:text-box></draw:frame><draw:g draw:style-name="gr12"><draw:g draw:style-name="gr12"><draw:frame draw:style-name="gr13" draw:text-style-name="P19" svg:width="1.0224in" svg:height="0.1122in" svg:x="0.1583in" svg:y="3.5354in"><draw:text-box><text:p><text:span text:style-name="T14">[PP1]</text:span></text:p></draw:text-box></draw:frame><draw:frame draw:style-name="gr14" draw:text-style-name="P20" svg:width="0.9213in" svg:height="0.1122in" svg:x="1.2299in" svg:y="3.5354in"><draw:text-box><text:p><text:span text:style-name="T15">[VV1]</text:span></text:p></draw:text-box></draw:frame></draw:g><draw:g draw:style-name="gr12"><draw:frame draw:style-name="gr13" draw:text-style-name="P19" svg:width="1.0224in" svg:height="0.1122in" svg:x="2.3311in" svg:y="3.5354in"><draw:text-box><text:p><text:span text:style-name="T14">[PP6]</text:span></text:p></draw:text-box></draw:frame><draw:frame draw:style-name="gr14" draw:text-style-name="P20" svg:width="0.9213in" svg:height="0.1122in" svg:x="3.4028in" svg:y="3.5354in"><draw:text-box><text:p><text:span text:style-name="T15">[VV6]</text:span></text:p></draw:text-box></draw:frame></draw:g><draw:g draw:style-name="gr12"><draw:frame draw:style-name="gr13" draw:text-style-name="P19" svg:width="1.0224in" svg:height="0.1122in" svg:x="4.5047in" svg:y="3.5354in"><draw:text-box><text:p><text:span text:style-name="T14">[PP11]</text:span></text:p></draw:text-box></draw:frame><draw:frame draw:style-name="gr14" draw:text-style-name="P20" svg:width="0.9213in" svg:height="0.1122in" svg:x="5.5764in" svg:y="3.5354in"><draw:text-box><text:p><text:span text:style-name="T15">[VV11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9T08:44:49.293148000</dc:date>
    <meta:editing-duration>P5DT17H9M44S</meta:editing-duration>
    <meta:editing-cycles>38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